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T1" style:family="text">
      <style:text-properties fo:color="#3333ff" fo:font-size="18pt" style:font-size-asian="18pt" style:font-size-complex="18pt"/>
    </style:style>
    <style:style style:name="T2" style:family="text">
      <style:text-properties fo:color="#3333ff" fo:font-size="20pt" style:font-size-asian="20pt" style:font-size-complex="20pt"/>
    </style:style>
    <style:style style:name="T3" style:family="text">
      <style:text-properties fo:color="#000000" fo:font-size="32pt" style:font-size-asian="32pt" style:font-size-complex="32pt"/>
    </style:style>
    <style:style style:name="T4" style:family="text">
      <style:text-properties fo:color="#0000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Deep Learning <text:line-break/>to Distinguish Types of Names</text:p>
            <text:p/>
            <text:p>Lottie Price</text:p>
            <text:p>Jan 23, 201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ant to align different databases<text:tab/></text:p>
                <text:list>
                  <text:list-item>
                    <text:p>What columns align with each other?</text:p>
                  </text:list-item>
                </text:list>
                <text:p/>
              </text:list-item>
              <text:list-item>
                <text:p>To present a potential alignment, need to categorize column types</text:p>
                <text:list>
                  <text:list-item>
                    <text:p>Cities vs surnames vs first names</text:p>
                  </text:list-item>
                  <text:list-item>
                    <text:p>Ages vs zip c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lution: Deep lear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se deep learning to (pairwise) classify cities vs surnames vs first names vs male/female nam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NN Model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aining paramet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ax_features:100 <text:span text:style-name="T1">&lt;= number symbols allowed as input (here, letters)</text:span></text:p>
              </text:list-item>
              <text:list-item>
                <text:p>batch_size:32</text:p>
              </text:list-item>
              <text:list-item>
                <text:p>embedding_dims:50</text:p>
              </text:list-item>
              <text:list-item>
                <text:p>hidden_dims: 250</text:p>
              </text:list-item>
              <text:list-item>
                <text:p>nb_filter:250</text:p>
              </text:list-item>
              <text:list-item>
                <text:p>filter_length: 3 <text:span text:style-name="T2">&lt;= letter “trigrams” (in CNN)</text:span></text:p>
              </text:list-item>
              <text:list-item>
                <text:p><text:span text:style-name="T3">lstm_blocks: 4</text:span></text:p>
              </text:list-item>
              <text:list-item>
                <text:p><text:span text:style-name="T3">look_back: 3 </text:span><text:span text:style-name="T2">&lt;= letter “trigrams” (in RNN)</text:span></text:p>
              </text:list-item>
              <text:list-item>
                <text:p>nb_epochs: 3 <text:span text:style-name="T4">&lt;= more epochs tends to cause overfitt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roup siz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urnames: 10,000 (source: US census data)</text:p>
              </text:list-item>
              <text:list-item>
                <text:p>Place names: ~19,000 (source: US zip code data)</text:p>
              </text:list-item>
              <text:list-item>
                <text:p>Boys' names: 1,000 (source: top 1000 baby names)</text:p>
              </text:list-item>
              <text:list-item>
                <text:p>Girls' names: 1,000 (source: top 1000 baby names)</text:p>
                <text:p/>
              </text:list-item>
              <text:list-item>
                <text:p>Group sizes matched by subsampling larger group</text:p>
              </text:list-item>
              <text:list-item>
                <text:p>10% withheld for testing, 90% used in trai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/>RNN Results</text:p>
          </draw:text-box>
        </draw:frame>
        <draw:frame draw:style-name="standard" draw:layer="layout" svg:width="25.198cm" svg:height="6.614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Group 1</text:p>
              </table:table-cell>
              <table:table-cell>
                <text:p>vs Group 2</text:p>
              </table:table-cell>
              <table:table-cell>
                <text:p>Accuracy </text:p>
              </table:table-cell>
            </table:table-row>
            <table:table-row table:style-name="ro1" table:default-cell-style-name="ce1">
              <table:table-cell>
                <text:p>Surname</text:p>
              </table:table-cell>
              <table:table-cell>
                <text:p>Place names</text:p>
              </table:table-cell>
              <table:table-cell>
                <text:p>96%</text:p>
              </table:table-cell>
            </table:table-row>
            <table:table-row table:style-name="ro1" table:default-cell-style-name="ce1">
              <table:table-cell>
                <text:p>First names (boy+ girl)</text:p>
              </table:table-cell>
              <table:table-cell>
                <text:p>Place names</text:p>
              </table:table-cell>
              <table:table-cell>
                <text:p>73%</text:p>
              </table:table-cell>
            </table:table-row>
            <table:table-row table:style-name="ro1" table:default-cell-style-name="ce1">
              <table:table-cell>
                <text:p>First names</text:p>
              </table:table-cell>
              <table:table-cell>
                <text:p>Surnames</text:p>
              </table:table-cell>
              <table:table-cell>
                <text:p>94%</text:p>
              </table:table-cell>
            </table:table-row>
            <table:table-row table:style-name="ro1" table:default-cell-style-name="ce1">
              <table:table-cell>
                <text:p>Boy names</text:p>
              </table:table-cell>
              <table:table-cell>
                <text:p>Place names</text:p>
              </table:table-cell>
              <table:table-cell>
                <text:p>94%</text:p>
              </table:table-cell>
            </table:table-row>
            <table:table-row table:style-name="ro1" table:default-cell-style-name="ce1">
              <table:table-cell>
                <text:p>Girl names</text:p>
              </table:table-cell>
              <table:table-cell>
                <text:p>Place names</text:p>
              </table:table-cell>
              <table:table-cell>
                <text:p>96%</text:p>
              </table:table-cell>
            </table:table-row>
            <table:table-row table:style-name="ro1" table:default-cell-style-name="ce1">
              <table:table-cell>
                <text:p>Boy names</text:p>
              </table:table-cell>
              <table:table-cell>
                <text:p>Girl names</text:p>
              </table:table-cell>
              <table:table-cell>
                <text:p>69% (77% on 9 epochs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0:20:40.064873230</meta:creation-date>
    <dc:date>2017-01-23T12:57:46.952861620</dc:date>
    <meta:editing-duration>PT1H51M17S</meta:editing-duration>
    <meta:editing-cycles>2</meta:editing-cycles>
    <meta:generator>LibreOffice/4.2.8.2$Linux_X86_64 LibreOffice_project/420m0$Build-2</meta:generator>
    <meta:print-date>2017-01-23T12:59:23.134301002</meta:print-date>
    <meta:document-statistic meta:object-count="48"/>
  </office:meta>
</office:document-meta>
</file>